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/>
      <text:p text:style-name="Standard">StartDateInput is null for Shorten on parent and child in rooms master</text:p>
      <text:p text:style-name="Standard"/>
      <text:p text:style-name="Standard">do o_event modals work and redirect properly?</text:p>
      <text:p text:style-name="Standard"/>
      <text:p text:style-name="Standard">need to figure out how to get and display ownerless rooms</text:p>
      <text:p text:style-name="Standard"/>
      <text:p text:style-name="Standard">clean up modals?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><text:soft-page-break/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13:56:17.17</dc:date>
    <dc:creator>Trevor Pierson</dc:creator>
    <meta:editing-duration>P2DT6H8M14S</meta:editing-duration>
    <meta:editing-cycles>27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337" meta:character-count="1905"/>
  </office:meta>
</office:document-meta>
</file>